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officeooo:rsid="000277c8" officeooo:paragraph-rsid="000277c8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031c56" officeooo:paragraph-rsid="00031c56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050e11" officeooo:paragraph-rsid="00050e11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060747" officeooo:paragraph-rsid="00060747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5pt" fo:font-weight="bold" officeooo:rsid="00060747" officeooo:paragraph-rsid="00060747" style:font-size-asian="15pt" style:font-weight-asian="bold" style:font-size-complex="15pt" style:font-weight-complex="bold"/>
    </style:style>
    <style:style style:name="T1" style:family="text">
      <style:text-properties officeooo:rsid="00031c56"/>
    </style:style>
    <style:style style:name="T2" style:family="text">
      <style:text-properties officeooo:rsid="00050e11"/>
    </style:style>
    <style:style style:name="T3" style:family="text">
      <style:text-properties officeooo:rsid="00060747"/>
    </style:style>
    <style:style style:name="T4" style:family="text">
      <style:text-properties fo:font-weight="bold" officeooo:rsid="0006074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Τεχνολογίες Διαδικτύου</text:p>
      <text:p text:style-name="Title">Σωτηρλής Γιώργος, ΑΜ 2827</text:p>
      <text:p text:style-name="Title">Πάττας Δημήτρης, ΑΜ 2331</text:p>
      <text:p text:style-name="Title">2018 – 2019</text:p>
      <text:p text:style-name="Text_20_body"/>
      <text:p text:style-name="Text_20_body"/>
      <text:p text:style-name="P1">Η δεύτερη παράδοση της εργασίας, αφορά τη χρήση της γλώσσας JavaScript και των εργαλείων jQuery και AJAX. Η επέκταση της εφαμοργής βασίζεται στη δημιουργία slide-show εφέ στις φωτογραφίες των χρηστών, καθώς επίσης και στη δημιουργία αναδυόμενου παραθύρου, το οποίο περίεχει τα σχόλια των φωτογραφιών. </text:p>
      <text:p text:style-name="P1"/>
      <text:p text:style-name="P1">Πιο συγκεκριμένα, στο Home μενού, ο χρηστής μπορεί να βλέπει τις πιο πρόσφατες φωτογραφίες των ακόλουθων χρηστών του <text:span text:style-name="T1">σε μορφή slide-show</text:span>, και κατ’επέκταση μπορεί να γράφει ένα σχόλιο. <text:span text:style-name="T1">Αυτό επιτυγχάνεται με τα events “mouseenter” , “mouseover” , kai “click”.</text:span></text:p>
      <text:p text:style-name="P1"/>
      <text:p text:style-name="P2">Για να υπάρξει μοναδικότητα στα event, δημιουργείται η εξής ιεραρχία των αναγνωριστικών κλάσεων.</text:p>
      <text:p text:style-name="P2"/>
      <text:p text:style-name="P2">Για την Προβολή slide-show :</text:p>
      <text:p text:style-name="P2"/>
      <text:p text:style-name="P2">1. Υπαρχεί η κλάση image-box η οποία περίεχει ως attribute το user id.</text:p>
      <text:p text:style-name="P2"/>
      <text:p text:style-name="P2">2. Ο κάθε χρήστης, δημιουργεί δυναμικά ενα &lt;div&gt; element με αναγνωριστικό το id του. Για παράδειγμα, ο user μe id = 10, δημιουργεί div element με</text:p>
      <text:p text:style-name="P2">id=”slides10” (&lt;div id=”<text:span text:style-name="T2">slides10</text:span>”&gt;)</text:p>
      <text:p text:style-name="P2"/>
      <text:p text:style-name="P2">3. To κάθε div element περίεχει όλες τις φωτογραφίες του συγκεκριμένου χρήστη. Συνεπώς, το event παίρνει όλα τα “παιδιά” img elements που βρίσκονται μέσα στο div element, και τα μετατρέπει σε πίνακα.</text:p>
      <text:p text:style-name="P2"/>
      <text:p text:style-name="P2"><text:soft-page-break/>4. Γίνεται προσπέλαση του πίνακα, και με τις συναρτήσεις fadeIn και fadeOut, δημιουργείται το εφέ slide-show.</text:p>
      <text:p text:style-name="P2"/>
      <text:p text:style-name="P2"/>
      <text:p text:style-name="P3">Για την δημιουργία Αναδυόμενου Παραθύρου:</text:p>
      <text:p text:style-name="P3"/>
      <text:p text:style-name="P3">5. H κάθε τρέχον φωτογραφία με αναγωριστικό το id του χρήστη, περιέχει και το αναγνωριστικό της φωτογραφίας. Συνεπώς, όταν ενεργοποιείται το event “click”, καλείται η συνάρτηση setup() και getCommetsInfo() - οι οποίες δίνονται στις διαλέξεις του μαθήματος.</text:p>
      <text:p text:style-name="P3"/>
      <text:p text:style-name="P3">6. η Συνάρτηση setup() προσθέτει στο body ενα div element με χαρακτηριστικο ονομα “commentsInfo”</text:p>
      <text:p text:style-name="P3"/>
      <text:p text:style-name="P3">7. η συναρτηση getCommentsInfo() δημιουργεί ενα AJAX query, το οποίο επικοινωνέι με τον server, και του στέλνει το αναγωριστικό της φωτογραφίας που ζητείται να γίνει προβολή.</text:p>
      <text:p text:style-name="P3"/>
      <text:p text:style-name="P3">8. Για να ολοκληρωθεί το (7), εχεί δημιουργηθεί το route /users/:id/comments/:image_id το οποίο συνδέεται με την συνάρτηση find() και βρίσκει ολα τα σχόλια τη συγκεκριμένη φωτογραφίας που δίνεται σαν παράμετρο στο url.</text:p>
      <text:p text:style-name="P3"/>
      <text:p text:style-name="P3">9. Οταν καλέιται η συναρτηση find(), τοτε συγκεντρώνονται όλα τα δεδομένα και δημιουργείται η δυναμική σελίδα _show.html.haml , η οποία στη συνεχεία επιστρέφεται στον χρήστη.</text:p>
      <text:p text:style-name="P3"/>
      <text:p text:style-name="P3">10. Ο χρήστης λαμβάνει το περιεχόμενο HTML και μέσω του CSS, εμφανίζει το αναδυόμενο παράθυρο.</text:p>
      <text:p text:style-name="P3"/>
      <text:p text:style-name="P3">Για την δημιουργία του Bonus Ερωτήματος:</text:p>
      <text:p text:style-name="P3"/>
      <text:p text:style-name="P3">11. Για κάθε φωτογραφία του χρήστη, το img element περιέχει το αναγνωριστικό της φωτογραφίας, το αναγνωριστικό του χρήστη και την κλάση με όνομα “doubleClickAction” (με σκοπό να δημιουργηθεί το event)</text:p>
      <text:p text:style-name="P3"/>
      <text:p text:style-name="P3">12. Όταν γίνεται διπλό click (dblclick) στο img element, τότε δημιουργείται ένα AJAX query, το οποίο ενεργοποιεί το route /users/:id/posts/:image_id/delete , το οποίο συνδέεται με τη συναρτήση delete(), η οποία διαγράφει τη φωτογραφία και κατ’επέκταση όλα τα σχόλια και tags της φωτογραφίας (Η συνάρτηση find() έιχε υλοιποιηθεί στη πρώτη παράδοση της άσκησης)</text:p>
      <text:p text:style-name="P3"/>
      <text:p text:style-name="P3"><text:soft-page-break/>13. Οταν ολοκληρωθεί το αίτημα, ανανεώνεται η σελίδα, και η φωτογραφία έχει πλέον διαγραφθεί.</text:p>
      <text:p text:style-name="P3"/>
      <text:p text:style-name="P3"/>
      <text:p text:style-name="P3"><text:span text:style-name="T4">Τροποποίηση</text:span><text:span text:style-name="T3"> </text:span>show.html.haml (model/views/users)</text:p>
      <text:p text:style-name="P3"/>
      <text:p text:style-name="P3"><text:span text:style-name="T4">Δημιουργία</text:span><text:span text:style-name="T3"> </text:span>_show.html.haml (model/view/comments)</text:p>
      <text:p text:style-name="P3"/>
      <text:p text:style-name="P3"><text:span text:style-name="T4">Τροποποίηση </text:span>routes.db (config.routes.db)</text:p>
      <text:p text:style-name="P3"/>
      <text:p text:style-name="P4">Τροποποίηση <text:span text:style-name="T5">app.css</text:span></text:p>
      <text:p text:style-name="P4"><text:span text:style-name="T5"/></text:p>
      <text:p text:style-name="P4">Προσθήκη Συνάρτησης find<text:span text:style-name="T5"> (controllers</text:span>/<text:span text:style-name="T5">comments_controller.rb)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5"><text:span text:style-name="T5"/></text:p>
      <text:p text:style-name="P5"><text:span text:style-name="T5"/></text:p>
      <text:p text:style-name="P5"><text:span text:style-name="T5">Τέλος Παρουσίασης.</text:span></text:p>
      <text:p text:style-name="P5"><text:span text:style-name="T5"/></text:p>
      <text:p text:style-name="P5"><text:span text:style-name="T5">Σωτηρλής Γιώργος ΑΜ 2827</text:span></text:p>
      <text:p text:style-name="P5"><text:span text:style-name="T5">Δημήτρης Πάττας ΑΜ 2331</text:span></text:p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23:26:00.043144057</meta:creation-date>
    <dc:date>2019-01-09T00:27:00.743791306</dc:date>
    <meta:editing-duration>PT3M8S</meta:editing-duration>
    <meta:editing-cycles>1</meta:editing-cycles>
    <meta:document-statistic meta:table-count="0" meta:image-count="0" meta:object-count="0" meta:page-count="3" meta:paragraph-count="32" meta:word-count="484" meta:character-count="3346" meta:non-whitespace-character-count="2892"/>
    <meta:generator>LibreOffice/5.1.6.2$Linux_X86_64 LibreOffice_project/10m0$Build-2</meta:generator>
  </office:meta>
</office:document-meta>
</file>